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4.251cm" style:rel-column-width="16383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D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D2">
      <style:table-cell-properties fo:border-bottom="0.05pt solid #000000" fo:border-left="0.05pt solid #000000" fo:border-right="0.05pt solid #000000" fo:border-top="none" fo:padding="0.097cm"/>
    </style:style>
    <style:style style:family="table" style:name="a8a1090">
      <style:table-properties style:width="14.87cm" table:align="left"/>
    </style:style>
    <style:style style:family="table-column" style:name="a0bb851">
      <style:table-column-properties style:column-width="42.52mm"/>
    </style:style>
    <style:style style:family="table-column" style:name="a805def">
      <style:table-column-properties style:column-width="21.13m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a8a1090">
        <table:table-column table:number-columns-repeated="3" table:style-name="a0bb851"/>
        <table:table-column table:style-name="a805def"/>
        <table:table-row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A1">
            <text:p text:style-name="Table_20_Contents"/>
          </table:table-cell>
          <table:table-cell office:value-type="string" table:style-name="Tabelle1.D1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  <table:table-row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A2">
            <text:p text:style-name="Table_20_Contents"/>
          </table:table-cell>
          <table:table-cell office:value-type="string" table:style-name="Tabelle1.D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5-26T13:54:42.41</meta:creation-date>
    <dc:date>2018-04-06T23:27:30</dc:date>
    <meta:editing-duration>PT0.044S</meta:editing-duration>
    <meta:editing-cycles>3</meta:editing-cycles>
    <meta:document-statistic meta:character-count="0" meta:image-count="0" meta:non-whitespace-character-count="0" meta:object-count="0" meta:page-count="1" meta:paragraph-count="0" meta:table-count="1" meta:word-count="0"/>
    <meta:generator>StarOffice/8$Win32 OpenOffice.org_project/680m18$Build-9161</meta:generator>
  </office:meta>
</office:document-meta>
</file>